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setENTCacheImpl.getBitNumber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itsetKe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tsetENTCacheImpl.BitsetENTCach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setKey.BitsetKey( long [ ] bits , int numB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itsetENTCacheImpl.findBest( Ke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etENTCach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tsetKey.BitsetKey( Name [ ] names , int maxB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tsetKey.calc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tsetKey.bitCount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tsetENTCacheImpl.remove( 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tset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subtract( Key other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etENTCacheImpl.put( Key key , EffectiveNodeType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setENTCacheImpl.contains( 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ENTCacheImpl.invalidat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tsetKey.contains( Key other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etENTCacheImpl.put( EffectiveNodeType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nextSetBit( int from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itsetENTCacheImpl.getNam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ENTCacheImpl.get( 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tsetENTCache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tsetENTCacheImpl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tsetKey.compareTo( Object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tsetENTCacheImpl.getKey( Name [ ]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